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TransportServiceDescription-2.1" table:style-name="ta1" table:print-ranges="A1:AF23">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616-1630z-CS1</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TransportServiceDescription">
            <text:p>TransportServiceDescription</text:p>
          </table:table-cell>
          <table:table-cell table:style-name="ce8" office:value-type="string" office:string-value="Transport Service Description. Details">
            <text:p>Transport Service Description. Details</text:p>
          </table:table-cell>
          <table:table-cell table:style-name="ce8" office:value-type="string" office:string-value=""/>
          <table:table-cell table:style-name="ce8" office:value-type="string" office:string-value="Transport Service Description">
            <text:p>Transport Service Description</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sent by a transport service provider to announce the availability of a transport service.">
            <text:p>A document sent by a transport service provider to announce the availability of a transport service.</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Transport Service Description. UBL Version Identifier. Identifier">
            <text:p>Transport Service Description. UBL Version Identifier. Identifier</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Transport Service Description. Customization Identifier. Identifier">
            <text:p>Transport Service Description. Customization Identifier. Identifier</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Transport Service Description. Profile Identifier. Identifier">
            <text:p>Transport Service Description. Profile Identifier. Identifier</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Transport Service Description. Profile Execution Identifier. Identifier">
            <text:p>Transport Service Description. Profile Execution Identifier. Identifier</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Transport Service Description. Identifier">
            <text:p>Transport Service Description. Identifier</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Transport Service Description. Copy_ Indicator. Indicator">
            <text:p>Transport Service Description. Copy_ Indicator. Indicator</text:p>
          </table:table-cell>
          <table:table-cell table:style-name="ce9" office:value-type="string" office:string-value=""/>
          <table:table-cell office:value-type="string" table:style-name="ce9" office:string-value="Transport Service Description">
            <text:p>Transport Service Description</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Transport Service Description. UUID. Identifier">
            <text:p>Transport Service Description. UUID. Identifier</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Transport Service Description. Issue Date. Date">
            <text:p>Transport Service Description. Issue Date. Date</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Transport Service Description. Issue Time. Time">
            <text:p>Transport Service Description. Issue Time. Time</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Transport Service Description. Note. Text">
            <text:p>Transport Service Description. Note. Text</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ServiceName">
            <text:p>ServiceName</text:p>
          </table:table-cell>
          <table:table-cell office:value-type="string" table:style-name="ce9" office:string-value="Transport Service Description. Service Name. Name">
            <text:p>Transport Service Description. Service Name. Name</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office:value-type="string" table:style-name="ce9" office:string-value="Service">
            <text:p>Service</text:p>
          </table:table-cell>
          <table:table-cell office:value-type="string" table:style-name="ce9" office:string-value="Name">
            <text:p>Name</text:p>
          </table:table-cell>
          <table:table-cell office:value-type="string" table:style-name="ce11" table:formula="of:=IF([.F13]&lt;&gt;&quot;&quot;;CONCATENATE([.F13];&quot; &quot;;[.G13]);[.G13])" office:string-value="Service Name">
            <text:p>Service Name</text:p>
          </table:table-cell>
          <table:table-cell office:value-type="string" table:style-name="ce9" office:string-value="Name">
            <text:p>Name</text:p>
          </table:table-cell>
          <table:table-cell table:style-name="ce9" office:value-type="string" office:string-value=""/>
          <table:table-cell office:value-type="string" table:style-name="ce11" table:formula="of:=IF([.J13]&lt;&gt;&quot;&quot;;CONCATENATE([.J13];&quot;_ &quot;;[.I13];&quot;. Type&quot;);CONCATENATE([.I13];&quot;. Type&quot;))" office:string-value="Name. Type">
            <text:p>Na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name, assigned by the Transport Service Provider, for the service being announced.">
            <text:p>A name, assigned by the Transport Service Provider, for the service being announc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4]=&quot;UUID&quot;;&quot;UUID&quot;;SUBSTITUTE(SUBSTITUTE(CONCATENATE(IF([.E14]=&quot;Universally Unique&quot;;&quot;UU&quot;;[.E14]);IF([.G14]&lt;&gt;[.I14];[.H14];[.F14]);CONCATENATE(IF([.I14]=&quot;Identifier&quot;;&quot;ID&quot;;IF([.I14]=&quot;Text&quot;;&quot;&quot;;[.I14]))));&quot; &quot;;&quot;&quot;);&quot;'&quot;;&quot;&quot;))" office:value-type="string" table:style-name="ce3" office:string-value="ResponseCode">
            <text:p>ResponseCode</text:p>
          </table:table-cell>
          <table:table-cell office:value-type="string" table:style-name="ce9" office:string-value="Transport Service Description. Response Code. Code">
            <text:p>Transport Service Description. Response Code. Code</text:p>
          </table:table-cell>
          <table:table-cell table:style-name="ce9" office:value-type="string" office:string-value=""/>
          <table:table-cell office:value-type="string" table:style-name="ce9" office:string-value="Transport Service Description">
            <text:p>Transport Service Description</text:p>
          </table:table-cell>
          <table:table-cell table:style-name="ce9" office:value-type="string" office:string-value=""/>
          <table:table-cell office:value-type="string" table:style-name="ce9" office:string-value="Response">
            <text:p>Response</text:p>
          </table:table-cell>
          <table:table-cell office:value-type="string" table:style-name="ce9" office:string-value="Code">
            <text:p>Code</text:p>
          </table:table-cell>
          <table:table-cell office:value-type="string" table:style-name="ce11" table:formula="of:=IF([.F14]&lt;&gt;&quot;&quot;;CONCATENATE([.F14];&quot; &quot;;[.G14]);[.G14])" office:string-value="Response Code">
            <text:p>Response Code</text:p>
          </table:table-cell>
          <table:table-cell office:value-type="string" table:style-name="ce9" office:string-value="Code">
            <text:p>Code</text:p>
          </table:table-cell>
          <table:table-cell table:style-name="ce9" office:value-type="string" office:string-value=""/>
          <table:table-cell office:value-type="string" table:style-name="ce11" table:formula="of:=IF([.J14]&lt;&gt;&quot;&quot;;CONCATENATE([.J14];&quot;_ &quot;;[.I14];&quot;. Type&quot;);CONCATENATE([.I14];&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a response related to the Transport Service Description.">
            <text:p>A code signifying a response related to the Transport Service Description.</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Signature">
            <text:p>Signature</text:p>
          </table:table-cell>
          <table:table-cell table:style-name="ce10" office:value-type="string" office:string-value="Transport Service Description. Signature">
            <text:p>Transport Service Description. Signature</text:p>
          </table:table-cell>
          <table:table-cell table:style-name="ce10" office:value-type="string" office:string-value=""/>
          <table:table-cell table:style-name="ce10" office:value-type="string" office:string-value="Transport Service Description">
            <text:p>Transport Service Descrip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enderParty">
            <text:p>SenderParty</text:p>
          </table:table-cell>
          <table:table-cell table:style-name="ce10" office:value-type="string" office:string-value="Transport Service Description. Sender_ Party. Party">
            <text:p>Transport Service Description. Sender_ Party. Party</text:p>
          </table:table-cell>
          <table:table-cell table:style-name="ce10" office:value-type="string" office:string-value=""/>
          <table:table-cell table:style-name="ce10" office:value-type="string" office:string-value="Transport Service Description">
            <text:p>Transport Service Description</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6]"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sending the Transport Service Description.">
            <text:p>The party sending the Transport Service Description.</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ReceiverParty">
            <text:p>ReceiverParty</text:p>
          </table:table-cell>
          <table:table-cell table:style-name="ce10" office:value-type="string" office:string-value="Transport Service Description. Receiver_ Party. Party">
            <text:p>Transport Service Description. Receiver_ Party. Party</text:p>
          </table:table-cell>
          <table:table-cell table:style-name="ce10" office:value-type="string" office:string-value=""/>
          <table:table-cell table:style-name="ce10" office:value-type="string" office:string-value="Transport Service Description">
            <text:p>Transport Service Description</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party receiving the Transport Service Description.">
            <text:p>The party receiving the Transport Service Description.</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TransportServiceDescriptionRequestDocumentReference">
            <text:p>TransportServiceDescriptionRequestDocumentReference</text:p>
          </table:table-cell>
          <table:table-cell table:style-name="ce10" office:value-type="string" office:string-value="Transport Service Description. Transport Service Description Request_ Document Reference. Document Reference">
            <text:p>Transport Service Description. Transport Service Description Request_ Document Reference. Document Reference</text:p>
          </table:table-cell>
          <table:table-cell table:style-name="ce10" office:value-type="string" office:string-value=""/>
          <table:table-cell table:style-name="ce10" office:value-type="string" office:string-value="Transport Service Description">
            <text:p>Transport Service Description</text:p>
          </table:table-cell>
          <table:table-cell table:style-name="ce10" office:value-type="string" office:string-value="Transport Service Description Request">
            <text:p>Transport Service Description Request</text:p>
          </table:table-cell>
          <table:table-cell table:style-name="ce10" office:value-type="string" office:string-value=""/>
          <table:table-cell table:style-name="ce10" office:value-type="string" office:string-value=""/>
          <table:table-cell table:style-name="ce10" table:formula="of:=[.M18]"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Transport Service Description Request to which this Transport Service Description is a response.">
            <text:p>A Transport Service Description Request to which this Transport Service Description is a response.</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TransportServiceProviderParty">
            <text:p>TransportServiceProviderParty</text:p>
          </table:table-cell>
          <table:table-cell table:style-name="ce10" office:value-type="string" office:string-value="Transport Service Description. Transport Service Provider_ Party. Party">
            <text:p>Transport Service Description. Transport Service Provider_ Party. Party</text:p>
          </table:table-cell>
          <table:table-cell table:style-name="ce10" office:value-type="string" office:string-value=""/>
          <table:table-cell table:style-name="ce10" office:value-type="string" office:string-value="Transport Service Description">
            <text:p>Transport Service Description</text:p>
          </table:table-cell>
          <table:table-cell table:style-name="ce10" office:value-type="string" office:string-value="Transport Service Provider">
            <text:p>Transport Service Provider</text:p>
          </table:table-cell>
          <table:table-cell table:style-name="ce10" office:value-type="string" office:string-value=""/>
          <table:table-cell table:style-name="ce10" office:value-type="string" office:string-value=""/>
          <table:table-cell table:style-name="ce10" table:formula="of:=[.M19]"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ransport service provider.">
            <text:p>The transport service provider.</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0]=&quot;Universally Unique&quot;;&quot;UU&quot;;[.E20]);[.F20];IF([.H20]&lt;&gt;[.I20];[.H20];&quot;&quot;);CONCATENATE(IF([.I20]=&quot;Identifier&quot;;&quot;ID&quot;;IF([.I20]=&quot;Text&quot;;&quot;&quot;;[.I20]))));&quot; &quot;;&quot;&quot;);&quot;'&quot;;&quot;&quot;)" office:value-type="string" office:string-value="ServiceChargePaymentTerms">
            <text:p>ServiceChargePaymentTerms</text:p>
          </table:table-cell>
          <table:table-cell table:style-name="ce10" office:value-type="string" office:string-value="Transport Service Description. Service Charge_ Payment Terms. Payment Terms">
            <text:p>Transport Service Description. Service Charge_ Payment Terms. Payment Terms</text:p>
          </table:table-cell>
          <table:table-cell table:style-name="ce10" office:value-type="string" office:string-value=""/>
          <table:table-cell table:style-name="ce10" office:value-type="string" office:string-value="Transport Service Description">
            <text:p>Transport Service Description</text:p>
          </table:table-cell>
          <table:table-cell table:style-name="ce10" office:value-type="string" office:string-value="Service Charge">
            <text:p>Service Charge</text:p>
          </table:table-cell>
          <table:table-cell table:style-name="ce10" office:value-type="string" office:string-value=""/>
          <table:table-cell table:style-name="ce10" office:value-type="string" office:string-value=""/>
          <table:table-cell table:style-name="ce10" table:formula="of:=[.M20]" office:value-type="string" office:string-value="Payment Terms">
            <text:p>Payment Terms</text:p>
          </table:table-cell>
          <table:table-cell table:style-name="ce10" office:value-type="string"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yment Terms">
            <text:p>Payment Terms</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The terms of payment under which the transport service would be provided.">
            <text:p>The terms of payment under which the transport service would be provide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1]=&quot;Universally Unique&quot;;&quot;UU&quot;;[.E21]);[.F21];IF([.H21]&lt;&gt;[.I21];[.H21];&quot;&quot;);CONCATENATE(IF([.I21]=&quot;Identifier&quot;;&quot;ID&quot;;IF([.I21]=&quot;Text&quot;;&quot;&quot;;[.I21]))));&quot; &quot;;&quot;&quot;);&quot;'&quot;;&quot;&quot;)" office:value-type="string" office:string-value="ValidityPeriod">
            <text:p>ValidityPeriod</text:p>
          </table:table-cell>
          <table:table-cell table:style-name="ce10" office:value-type="string" office:string-value="Transport Service Description. Validity_ Period. Period">
            <text:p>Transport Service Description. Validity_ Period. Period</text:p>
          </table:table-cell>
          <table:table-cell table:style-name="ce10" office:value-type="string" office:string-value=""/>
          <table:table-cell table:style-name="ce10" office:value-type="string" office:string-value="Transport Service Description">
            <text:p>Transport Service Description</text:p>
          </table:table-cell>
          <table:table-cell table:style-name="ce10" office:value-type="string" office:string-value="Validity">
            <text:p>Validity</text:p>
          </table:table-cell>
          <table:table-cell table:style-name="ce10" office:value-type="string" office:string-value=""/>
          <table:table-cell table:style-name="ce10" office:value-type="string" office:string-value=""/>
          <table:table-cell table:style-name="ce10" table:formula="of:=[.M21]"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0..1">
            <text:p>0..1</text:p>
          </table:table-cell>
          <table:table-cell table:style-name="ce10" office:value-type="string" office:string-value="ASBIE">
            <text:p>ASBIE</text:p>
          </table:table-cell>
          <table:table-cell table:style-name="ce10" office:value-type="string" office:string-value="A period during which this Transport Service Description is valid.">
            <text:p>A period during which this Transport Service Description is valid.</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22]=&quot;Universally Unique&quot;;&quot;UU&quot;;[.E22]);[.F22];IF([.H22]&lt;&gt;[.I22];[.H22];&quot;&quot;);CONCATENATE(IF([.I22]=&quot;Identifier&quot;;&quot;ID&quot;;IF([.I22]=&quot;Text&quot;;&quot;&quot;;[.I22]))));&quot; &quot;;&quot;&quot;);&quot;'&quot;;&quot;&quot;)" office:value-type="string" office:string-value="TransportationService">
            <text:p>TransportationService</text:p>
          </table:table-cell>
          <table:table-cell table:style-name="ce10" office:value-type="string" office:string-value="Transport Service Description. Transportation Service">
            <text:p>Transport Service Description. Transportation Service</text:p>
          </table:table-cell>
          <table:table-cell table:style-name="ce10" office:value-type="string" office:string-value=""/>
          <table:table-cell table:style-name="ce10" office:value-type="string" office:string-value="Transport Service Description">
            <text:p>Transport Service Description</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22]" office:value-type="string" office:string-value="Transportation Service">
            <text:p>Transportation Service</text:p>
          </table:table-cell>
          <table:table-cell table:style-name="ce10" office:value-type="string" office:string-value="Transportation Service">
            <text:p>Transportation Servi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Transportation Service">
            <text:p>Transportation Servi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transportation service announced in this Transport Service Description.">
            <text:p>A transportation service announced in this Transport Service Description.</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6-15">06/15/2013</text:date>, <text:time>17:24:11</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6-15">06/15/2013</text:date></text:span><text:span text:style-name="MT1"> GMT <text:s/></text:span><text:span text:style-name="MT1"><text:time>17:24:11</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6-15T17:24:09.71</dc:date>
    <meta:generator>OpenOffice.org/3.4$Win32 OpenOffice.org_project/340m1$Build-9590</meta:generator>
    <meta:editing-duration>P6DT9H44M47S</meta:editing-duration>
    <meta:editing-cycles>51</meta:editing-cycles>
    <meta:document-statistic meta:table-count="1" meta:cell-count="129" meta:object-count="0"/>
  </office:meta>
</office:document-meta>
</file>